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10000002B41EC3A00.png"/>
  <manifest:file-entry manifest:media-type="image/png" manifest:full-path="Pictures/10000000000000600000002B80E0EB60.png"/>
  <manifest:file-entry manifest:media-type="image/png" manifest:full-path="Pictures/100000000000002F0000002F6DE936B7.png"/>
  <manifest:file-entry manifest:media-type="image/png" manifest:full-path="Pictures/100000000000001C0000001B8B788C24.png"/>
  <manifest:file-entry manifest:media-type="image/png" manifest:full-path="Pictures/10000000000000290000002DE68405EC.png"/>
  <manifest:file-entry manifest:media-type="image/png" manifest:full-path="Pictures/10000000000000200000002000309F1C.png"/>
  <manifest:file-entry manifest:media-type="image/png" manifest:full-path="Pictures/100000000000002B0000004F7077B057.png"/>
  <manifest:file-entry manifest:media-type="image/png" manifest:full-path="Pictures/100000000000002B00000060468AE9B1.png"/>
  <manifest:file-entry manifest:media-type="image/png" manifest:full-path="Pictures/10000000000000260000002B3A032A13.png"/>
  <manifest:file-entry manifest:media-type="image/png" manifest:full-path="Pictures/100000000000001C0000001B99BE2767.png"/>
  <manifest:file-entry manifest:media-type="image/png" manifest:full-path="Pictures/10000000000000220000001A2EAA7079.png"/>
  <manifest:file-entry manifest:media-type="image/png" manifest:full-path="Pictures/100000000000002B00000027B8AD912B.png"/>
  <manifest:file-entry manifest:media-type="image/png" manifest:full-path="Pictures/100000000000001B0000001CD2E3F224.png"/>
  <manifest:file-entry manifest:media-type="image/png" manifest:full-path="Pictures/100000000000000F00000011F9DA3E0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576cm" fo:min-width="2.222cm"/>
    </style:style>
    <style:style style:name="gr4" style:family="graphic" style:parent-style-name="standard">
      <style:graphic-properties svg:stroke-width="0.025cm" draw:marker-start="" draw:marker-start-width="0.237cm" draw:marker-end="線の終点_20_1" draw:marker-end-width="0.337cm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draw:marker-start="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marker-start="" draw:textarea-horizontal-align="center" draw:textarea-vertical-align="middle"/>
    </style:style>
    <style:style style:name="gr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203cm" fo:min-width="2.222cm"/>
    </style:style>
    <style:style style:name="gr8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408cm" fo:min-width="2.222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094cm" svg:height="1.094cm" svg:x="14.56cm" svg:y="11.034cm">
          <draw:image xlink:href="Pictures/100000000000002F0000002F6DE936B7.png" xlink:type="simple" xlink:show="embed" xlink:actuate="onLoad">
            <text:p/>
          </draw:image>
        </draw:frame>
        <draw:frame draw:style-name="gr1" draw:text-style-name="P1" draw:layer="layout" svg:width="0.954cm" svg:height="1.048cm" svg:x="15.138cm" svg:y="15.742cm">
          <draw:image xlink:href="Pictures/10000000000000290000002DE68405EC.png" xlink:type="simple" xlink:show="embed" xlink:actuate="onLoad">
            <text:p/>
          </draw:image>
        </draw:frame>
        <draw:frame draw:style-name="gr1" draw:text-style-name="P1" draw:layer="layout" svg:width="1.001cm" svg:height="0.908cm" svg:x="15.184cm" svg:y="14.815cm">
          <draw:image xlink:href="Pictures/100000000000002B00000027B8AD912B.png" xlink:type="simple" xlink:show="embed" xlink:actuate="onLoad">
            <text:p/>
          </draw:image>
        </draw:frame>
        <draw:frame draw:style-name="gr1" draw:text-style-name="P1" draw:layer="layout" svg:width="0.791cm" svg:height="0.605cm" svg:x="16.1cm" svg:y="14.818cm">
          <draw:image xlink:href="Pictures/10000000000000220000001A2EAA7079.png" xlink:type="simple" xlink:show="embed" xlink:actuate="onLoad">
            <text:p/>
          </draw:image>
        </draw:frame>
        <draw:frame draw:style-name="gr1" draw:text-style-name="P1" draw:layer="layout" svg:width="0.651cm" svg:height="0.628cm" svg:x="15.319cm" svg:y="10.513cm">
          <draw:image xlink:href="Pictures/100000000000001C0000001B8B788C24.png" xlink:type="simple" xlink:show="embed" xlink:actuate="onLoad">
            <text:p/>
          </draw:image>
        </draw:frame>
        <draw:frame draw:style-name="gr1" draw:text-style-name="P1" draw:layer="layout" svg:width="1.001cm" svg:height="2.236cm" svg:x="15.099cm" svg:y="12.552cm">
          <draw:image xlink:href="Pictures/100000000000002B00000060468AE9B1.png" xlink:type="simple" xlink:show="embed" xlink:actuate="onLoad">
            <text:p/>
          </draw:image>
        </draw:frame>
        <draw:frame draw:style-name="gr1" draw:text-style-name="P1" draw:layer="layout" svg:width="0.954cm" svg:height="1.048cm" svg:x="17.193cm" svg:y="14.445cm">
          <draw:image xlink:href="Pictures/10000000000000290000002DE68405EC.png" xlink:type="simple" xlink:show="embed" xlink:actuate="onLoad">
            <text:p/>
          </draw:image>
        </draw:frame>
        <draw:frame draw:style-name="gr1" draw:text-style-name="P1" draw:layer="layout" svg:width="1.001cm" svg:height="1.84cm" svg:x="17.27cm" svg:y="12.683cm">
          <draw:image xlink:href="Pictures/100000000000002B0000004F7077B057.png" xlink:type="simple" xlink:show="embed" xlink:actuate="onLoad">
            <text:p/>
          </draw:image>
        </draw:frame>
        <draw:frame draw:style-name="gr1" draw:text-style-name="P1" draw:layer="layout" svg:width="1.887cm" svg:height="1.001cm" svg:x="15.8cm" svg:y="12.136cm">
          <draw:image xlink:href="Pictures/10000000000000510000002B41EC3A00.png" xlink:type="simple" xlink:show="embed" xlink:actuate="onLoad">
            <text:p/>
          </draw:image>
        </draw:frame>
        <draw:frame draw:style-name="gr1" draw:text-style-name="P1" draw:layer="layout" svg:width="0.885cm" svg:height="1.001cm" svg:x="19.38cm" svg:y="13.306cm">
          <draw:image xlink:href="Pictures/10000000000000260000002B3A032A13.png" xlink:type="simple" xlink:show="embed" xlink:actuate="onLoad">
            <text:p/>
          </draw:image>
        </draw:frame>
        <draw:frame draw:style-name="gr1" draw:text-style-name="P1" draw:layer="layout" svg:width="0.954cm" svg:height="1.048cm" svg:x="19.765cm" svg:y="14.942cm">
          <draw:image xlink:href="Pictures/10000000000000290000002DE68405EC.png" xlink:type="simple" xlink:show="embed" xlink:actuate="onLoad">
            <text:p/>
          </draw:image>
        </draw:frame>
        <draw:line draw:style-name="gr2" draw:text-style-name="P1" draw:layer="layout" svg:x1="20.288cm" svg:y1="14.307cm" svg:x2="20.288cm" svg:y2="14.942cm">
          <text:p/>
        </draw:line>
        <draw:frame draw:style-name="gr3" draw:text-style-name="P2" draw:layer="layout" svg:width="2.26cm" svg:height="0.826cm" svg:x="12.076cm" svg:y="12.298cm">
          <draw:text-box>
            <text:p text:style-name="P2"><text:span text:style-name="T1">From Arduino </text:span></text:p>
            <text:p text:style-name="P2"><text:span text:style-name="T1">Pin 5,6, or 9</text:span></text:p>
          </draw:text-box>
        </draw:frame>
        <draw:frame draw:style-name="gr1" draw:text-style-name="P1" draw:layer="layout" svg:width="1.001cm" svg:height="1.84cm" svg:x="19.815cm" svg:y="11.513cm">
          <draw:image xlink:href="Pictures/100000000000002B0000004F7077B057.png" xlink:type="simple" xlink:show="embed" xlink:actuate="onLoad">
            <text:p/>
          </draw:image>
        </draw:frame>
        <draw:line draw:style-name="gr2" draw:text-style-name="P1" draw:layer="layout" svg:x1="15.649cm" svg:y1="11.983cm" svg:x2="15.649cm" svg:y2="12.618cm">
          <text:p/>
        </draw:line>
        <draw:frame draw:style-name="gr1" draw:text-style-name="P1" draw:layer="layout" svg:width="0.651cm" svg:height="0.628cm" svg:x="19.902cm" svg:y="10.03cm">
          <draw:image xlink:href="Pictures/100000000000001C0000001B8B788C24.png" xlink:type="simple" xlink:show="embed" xlink:actuate="onLoad">
            <text:p/>
          </draw:image>
        </draw:frame>
        <draw:frame draw:style-name="gr1" draw:text-style-name="P1" draw:layer="layout" svg:width="1.001cm" svg:height="0.908cm" svg:x="19.766cm" svg:y="10.677cm">
          <draw:image xlink:href="Pictures/100000000000002B00000027B8AD912B.png" xlink:type="simple" xlink:show="embed" xlink:actuate="onLoad">
            <text:p/>
          </draw:image>
        </draw:frame>
        <draw:frame draw:style-name="gr1" draw:text-style-name="P1" draw:layer="layout" svg:width="0.791cm" svg:height="0.605cm" svg:x="20.682cm" svg:y="10.68cm">
          <draw:image xlink:href="Pictures/10000000000000220000001A2EAA7079.png" xlink:type="simple" xlink:show="embed" xlink:actuate="onLoad">
            <text:p/>
          </draw:image>
        </draw:frame>
        <draw:frame draw:style-name="gr1" draw:text-style-name="P1" draw:layer="layout" svg:width="2.236cm" svg:height="1.001cm" svg:x="12.328cm" svg:y="10.999cm">
          <draw:image xlink:href="Pictures/10000000000000600000002B80E0EB60.png" xlink:type="simple" xlink:show="embed" xlink:actuate="onLoad">
            <text:p/>
          </draw:image>
        </draw:frame>
        <draw:frame draw:style-name="gr1" draw:text-style-name="P1" draw:layer="layout" svg:width="1.001cm" svg:height="2.236cm" svg:x="11.906cm" svg:y="9.219cm">
          <draw:image xlink:href="Pictures/100000000000002B00000060468AE9B1.png" xlink:type="simple" xlink:show="embed" xlink:actuate="onLoad">
            <text:p/>
          </draw:image>
        </draw:frame>
        <draw:frame draw:style-name="gr1" draw:text-style-name="P1" draw:layer="layout" svg:width="0.651cm" svg:height="0.628cm" svg:x="10.943cm" svg:y="11.825cm">
          <draw:image xlink:href="Pictures/100000000000001C0000001B8B788C24.png" xlink:type="simple" xlink:show="embed" xlink:actuate="onLoad">
            <text:p/>
          </draw:image>
        </draw:frame>
        <draw:frame draw:style-name="gr1" draw:text-style-name="P1" draw:layer="layout" svg:width="0.954cm" svg:height="1.048cm" svg:x="10.74cm" svg:y="12.453cm">
          <draw:image xlink:href="Pictures/10000000000000290000002DE68405EC.png" xlink:type="simple" xlink:show="embed" xlink:actuate="onLoad">
            <text:p/>
          </draw:image>
        </draw:frame>
        <draw:frame draw:style-name="gr1" draw:text-style-name="P1" draw:layer="layout" svg:width="0.651cm" svg:height="0.628cm" svg:x="10.959cm" svg:y="10.725cm">
          <draw:image xlink:href="Pictures/100000000000001C0000001B99BE2767.png" xlink:type="simple" xlink:show="embed" xlink:actuate="onLoad">
            <text:p/>
          </draw:image>
        </draw:frame>
        <draw:frame draw:style-name="gr1" draw:text-style-name="P1" draw:layer="layout" svg:width="0.628cm" svg:height="0.651cm" svg:x="11.701cm" svg:y="11.253cm">
          <draw:image xlink:href="Pictures/100000000000001B0000001CD2E3F224.png" xlink:type="simple" xlink:show="embed" xlink:actuate="onLoad">
            <text:p/>
          </draw:image>
        </draw:frame>
        <draw:frame draw:style-name="gr1" draw:text-style-name="P1" draw:layer="layout" svg:width="0.349cm" svg:height="0.395cm" svg:x="10.664cm" svg:y="11.395cm">
          <draw:image xlink:href="Pictures/100000000000000F00000011F9DA3E0D.png" xlink:type="simple" xlink:show="embed" xlink:actuate="onLoad">
            <text:p/>
          </draw:image>
        </draw:frame>
        <draw:line draw:style-name="gr4" draw:text-style-name="P1" draw:layer="layout" svg:x1="19.414cm" svg:y1="13.812cm" svg:x2="18.144cm" svg:y2="13.812cm">
          <text:p/>
        </draw:line>
        <draw:line draw:style-name="gr4" draw:text-style-name="P1" draw:layer="layout" svg:x1="11.767cm" svg:y1="11.583cm" svg:x2="11.132cm" svg:y2="11.583cm">
          <text:p/>
        </draw:line>
        <draw:line draw:style-name="gr5" draw:text-style-name="P1" draw:layer="layout" svg:x1="11.316cm" svg:y1="9.325cm" svg:x2="12.397cm" svg:y2="9.325cm">
          <text:p/>
        </draw:line>
        <draw:line draw:style-name="gr5" draw:text-style-name="P1" draw:layer="layout" svg:x1="11.279cm" svg:y1="9.304cm" svg:x2="11.279cm" svg:y2="10.702cm">
          <text:p/>
        </draw:line>
        <draw:line draw:style-name="gr6" draw:text-style-name="P1" draw:layer="layout" svg:x1="10.644cm" svg:y1="10.981cm" svg:x2="10.644cm" svg:y2="10.944cm">
          <text:p/>
        </draw:line>
        <draw:frame draw:style-name="gr1" draw:text-style-name="P1" draw:layer="layout" svg:width="0.651cm" svg:height="0.628cm" svg:x="12.146cm" svg:y="11.692cm">
          <draw:image xlink:href="Pictures/100000000000001C0000001B99BE2767.png" xlink:type="simple" xlink:show="embed" xlink:actuate="onLoad">
            <text:p/>
          </draw:image>
        </draw:frame>
        <draw:frame draw:style-name="gr7" draw:text-style-name="P2" draw:layer="layout" svg:width="1.272cm" svg:height="0.526cm" svg:x="12.99cm" svg:y="11.833cm">
          <draw:text-box>
            <text:p text:style-name="P2"><text:span text:style-name="T1">2.7 kΩ</text:span></text:p>
          </draw:text-box>
        </draw:frame>
        <draw:frame draw:style-name="gr7" draw:text-style-name="P2" draw:layer="layout" svg:width="1.272cm" svg:height="0.526cm" svg:x="12.654cm" svg:y="10.211cm">
          <draw:text-box>
            <text:p text:style-name="P2"><text:span text:style-name="T1">22 kΩ</text:span></text:p>
          </draw:text-box>
        </draw:frame>
        <draw:frame draw:style-name="gr7" draw:text-style-name="P2" draw:layer="layout" svg:width="1.272cm" svg:height="0.526cm" svg:x="14.294cm" svg:y="13.548cm">
          <draw:text-box>
            <text:p text:style-name="P2"><text:span text:style-name="T1">100 Ω</text:span></text:p>
          </draw:text-box>
        </draw:frame>
        <draw:frame draw:style-name="gr7" draw:text-style-name="P2" draw:layer="layout" svg:width="1.272cm" svg:height="0.526cm" svg:x="16.065cm" svg:y="13.008cm">
          <draw:text-box>
            <text:p text:style-name="P2"><text:span text:style-name="T1">10 kΩ</text:span></text:p>
          </draw:text-box>
        </draw:frame>
        <draw:frame draw:style-name="gr7" draw:text-style-name="P2" draw:layer="layout" svg:width="1.272cm" svg:height="0.526cm" svg:x="17.855cm" svg:y="14.108cm">
          <draw:text-box>
            <text:p text:style-name="P2"><text:span text:style-name="T1">10 kΩ</text:span></text:p>
          </draw:text-box>
        </draw:frame>
        <draw:frame draw:style-name="gr7" draw:text-style-name="P2" draw:layer="layout" svg:width="1.272cm" svg:height="0.526cm" svg:x="20.503cm" svg:y="12.151cm">
          <draw:text-box>
            <text:p text:style-name="P2"><text:span text:style-name="T1">1 Ω</text:span></text:p>
          </draw:text-box>
        </draw:frame>
        <draw:frame draw:style-name="gr7" draw:text-style-name="P2" draw:layer="layout" svg:width="1.513cm" svg:height="0.526cm" svg:x="20.266cm" svg:y="13.431cm">
          <draw:text-box>
            <text:p text:style-name="P2"><text:span text:style-name="T1">2SD880</text:span></text:p>
          </draw:text-box>
        </draw:frame>
        <draw:frame draw:style-name="gr7" draw:text-style-name="P2" draw:layer="layout" svg:width="1.586cm" svg:height="0.526cm" svg:x="15.558cm" svg:y="11.26cm">
          <draw:text-box>
            <text:p text:style-name="P2"><text:span text:style-name="T1">2SA1015</text:span></text:p>
          </draw:text-box>
        </draw:frame>
        <draw:frame draw:style-name="gr7" draw:text-style-name="P2" draw:layer="layout" svg:width="1.513cm" svg:height="0.801cm" svg:x="18.589cm" svg:y="10.71cm">
          <draw:text-box>
            <text:p text:style-name="P2"><text:span text:style-name="T1">Luxeon</text:span></text:p>
            <text:p text:style-name="P2"><text:span text:style-name="T1">K2 etc.</text:span></text:p>
          </draw:text-box>
        </draw:frame>
        <draw:frame draw:style-name="gr7" draw:text-style-name="P2" draw:layer="layout" svg:width="3.827cm" svg:height="1.076cm" svg:x="12.541cm" svg:y="8.683cm">
          <draw:text-box>
            <text:p text:style-name="P2"><text:span text:style-name="T1">5 V </text:span></text:p>
            <text:p text:style-name="P2"><text:span text:style-name="T1">(This should be from Arduino 5V Pin! But check!)</text:span></text:p>
          </draw:text-box>
        </draw:frame>
        <draw:frame draw:style-name="gr8" draw:text-style-name="P2" draw:layer="layout" svg:width="3.101cm" svg:height="0.658cm" svg:x="15.287cm" svg:y="9.993cm">
          <draw:text-box>
            <text:p text:style-name="P2"><text:span text:style-name="T1">5 V (From 7805 Out)</text:span></text:p>
          </draw:text-box>
        </draw:frame>
        <draw:frame draw:style-name="gr7" draw:text-style-name="P2" draw:layer="layout" svg:width="2.225cm" svg:height="0.526cm" svg:x="19.643cm" svg:y="9.594cm">
          <draw:text-box>
            <text:p text:style-name="P2"><text:span text:style-name="T1">5 V (or 19 V)</text:span></text:p>
          </draw:text-box>
        </draw:frame>
        <draw:frame draw:style-name="gr7" draw:text-style-name="P2" draw:layer="layout" svg:width="1.272cm" svg:height="0.526cm" svg:x="10.387cm" svg:y="10.634cm">
          <draw:text-box>
            <text:p text:style-name="P2"><text:span text:style-name="T1">OFF</text:span></text:p>
          </draw:text-box>
        </draw:frame>
        <draw:frame draw:style-name="gr7" draw:text-style-name="P2" draw:layer="layout" svg:width="1.272cm" svg:height="0.526cm" svg:x="10.479cm" svg:y="12.046cm">
          <draw:text-box>
            <text:p text:style-name="P2"><text:span text:style-name="T1">ON</text:span></text:p>
          </draw:text-box>
        </draw:frame>
        <draw:frame draw:style-name="gr7" draw:text-style-name="P2" draw:layer="layout" svg:width="2.159cm" svg:height="0.526cm" svg:x="9.183cm" svg:y="11.347cm">
          <draw:text-box>
            <text:p text:style-name="P2"><text:span text:style-name="T1">PC Contro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線の終点_20_1" draw:display-name="線の終点 1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250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19T19:07:18</meta:creation-date>
    <dc:date>2011-04-19T20:50:38</dc:date>
    <meta:editing-duration>PT26M13S</meta:editing-duration>
    <meta:editing-cycles>3</meta:editing-cycles>
    <meta:generator>OpenOffice.org/3.3$Unix OpenOffice.org_project/330m20$Build-9567</meta:generator>
    <meta:document-statistic meta:object-count="46"/>
  </office:meta>
</office:document-meta>
</file>